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>
      <style:paragraph-properties fo:text-align="center"/>
    </style:style>
    <style:style style:name="fr1" style:family="graphic" style:parent-style-name="Frame">
      <style:graphic-properties style:vertical-pos="top" style:vertical-rel="baseline" style:horizontal-pos="center" style:horizontal-rel="paragraph" fo:padding="0.15cm" fo:border="none"/>
    </style:style>
    <style:style style:name="gr1" style:family="graphic">
      <style:graphic-properties draw:stroke="solid" svg:stroke-width="0.049cm" svg:stroke-color="#000000" draw:fill="solid" draw:fill-color="#ffff99" fo:min-height="0.7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000000" draw:fill="solid" draw:fill-color="#ffff99" fo:min-height="1.623cm" fo:padding-top="0.025cm" fo:padding-bottom="0.025cm" fo:padding-left="0.025cm" fo:padding-right="0.025cm" style:run-through="foreground"/>
    </style:style>
    <style:style style:name="gr4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draw:marker-end="Extrémités_20_de_20_ligne_20_2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draw:marker-start="Extrémités_20_de_20_ligne_20_2" draw:marker-end="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draw:marker-end="Extrémités_20_de_20_ligne_20_2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draw:marker-end="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draw:marker-end="Extrémités_20_de_20_ligne_20_1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draw:marker-end="Extrémités_20_de_20_ligne_20_1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s de classes de ASIA-raytracer</text:p>
      <text:p text:style-name="Standard"/>
      <text:p text:style-name="P2">Programme principal</text:p>
      <text:p text:style-name="P3"><draw:frame draw:style-name="fr1" draw:name="Cadre1" text:anchor-type="as-char" svg:width="11.855cm" draw:z-index="0"><draw:text-box fo:min-height="10.977cm"><text:p text:style-name="Frame_20_contents"><draw:g text:anchor-type="paragraph" draw:z-index="2" draw:style-name="gr2"><draw:frame draw:style-name="gr3" svg:width="3.59cm" svg:height="1.957cm" svg:x="6.712cm" svg:y="5.009cm"><draw:text-box><text:p text:style-name="P5">Rendu</text:p><text:p/><text:p/><text:p><text:s/>CalculerRendu()</text:p></draw:text-box></draw:frame><draw:line draw:style-name="gr4" draw:text-style-name="P5" svg:x1="6.712cm" svg:y1="5.738cm" svg:x2="10.302cm" svg:y2="5.738cm"><text:p/></draw:line><draw:line draw:style-name="gr4" draw:text-style-name="P5" svg:x1="6.712cm" svg:y1="6.198cm" svg:x2="10.302cm" svg:y2="6.198cm"><text:p/></draw:line></draw:g><draw:g text:anchor-type="paragraph" draw:z-index="3" draw:style-name="gr2"><draw:frame draw:style-name="gr3" svg:width="3.59cm" svg:height="1.957cm" svg:x="6.712cm" svg:y="0.376cm"><draw:text-box><text:p text:style-name="P5">Loader</text:p><text:p/><text:p/><text:p><text:s/>ChargerScene()</text:p></draw:text-box></draw:frame><draw:line draw:style-name="gr4" draw:text-style-name="P5" svg:x1="6.712cm" svg:y1="1.106cm" svg:x2="10.302cm" svg:y2="1.106cm"><text:p/></draw:line><draw:line draw:style-name="gr4" draw:text-style-name="P5" svg:x1="6.712cm" svg:y1="1.565cm" svg:x2="10.302cm" svg:y2="1.565cm"><text:p/></draw:line></draw:g><draw:frame text:anchor-type="paragraph" draw:z-index="1" draw:style-name="gr1" draw:text-style-name="P5" svg:width="3.59cm" svg:height="0.777cm" svg:x="0.797cm" svg:y="7.763cm"><draw:text-box><text:p text:style-name="P5">Test</text:p></draw:text-box></draw:frame><draw:frame text:anchor-type="paragraph" draw:z-index="4" draw:style-name="gr1" draw:text-style-name="P5" svg:width="3.59cm" svg:height="0.777cm" svg:x="6.712cm" svg:y="3.298cm"><draw:text-box><text:p text:style-name="P5">Scene</text:p></draw:text-box></draw:frame><draw:frame text:anchor-type="paragraph" draw:z-index="5" draw:style-name="gr1" draw:text-style-name="P5" svg:width="3.59cm" svg:height="0.777cm" svg:x="6.712cm" svg:y="7.957cm"><draw:text-box><text:p text:style-name="P5">Image</text:p></draw:text-box></draw:frame><draw:frame text:anchor-type="paragraph" draw:z-index="6" draw:style-name="gr1" draw:text-style-name="P5" svg:width="3.59cm" svg:height="0.777cm" svg:x="0.801cm" svg:y="4.172cm"><draw:text-box><text:p text:style-name="P5">Main</text:p></draw:text-box></draw:frame><draw:line text:anchor-type="paragraph" draw:z-index="7" draw:style-name="gr5" draw:text-style-name="P5" svg:x1="4.39cm" svg:y1="4.411cm" svg:x2="6.711cm" svg:y2="0.753cm"><text:p/></draw:line><draw:line text:anchor-type="paragraph" draw:z-index="8" draw:style-name="gr5" draw:text-style-name="P5" svg:x1="4.39cm" svg:y1="4.754cm" svg:x2="6.711cm" svg:y2="8.299cm"><text:p/></draw:line><draw:line text:anchor-type="paragraph" draw:z-index="9" draw:style-name="gr5" draw:text-style-name="P5" svg:x1="4.39cm" svg:y1="4.595cm" svg:x2="6.711cm" svg:y2="5.396cm"><text:p/></draw:line><draw:line text:anchor-type="paragraph" draw:z-index="10" draw:style-name="gr5" draw:text-style-name="P5" svg:x1="4.39cm" svg:y1="4.595cm" svg:x2="6.711cm" svg:y2="3.817cm"><text:p/></draw:line><draw:line text:anchor-type="paragraph" draw:z-index="11" draw:style-name="gr5" draw:text-style-name="P5" svg:x1="2.646cm" svg:y1="4.948cm" svg:x2="2.646cm" svg:y2="7.763cm"><text:p/></draw:line><draw:line text:anchor-type="paragraph" draw:z-index="12" draw:style-name="gr5" draw:text-style-name="P5" svg:x1="8.475cm" svg:y1="2.374cm" svg:x2="8.475cm" svg:y2="3.298cm"><text:p/></draw:line><draw:line text:anchor-type="paragraph" draw:z-index="13" draw:style-name="gr6" draw:text-style-name="P5" svg:x1="8.475cm" svg:y1="4.075cm" svg:x2="8.475cm" svg:y2="4.999cm"><text:p/></draw:line><draw:line text:anchor-type="paragraph" draw:z-index="14" draw:style-name="gr5" draw:text-style-name="P5" svg:x1="8.475cm" svg:y1="7.008cm" svg:x2="8.475cm" svg:y2="7.932cm"><text:p/></draw:line><draw:line text:anchor-type="paragraph" draw:z-index="15" draw:style-name="gr7" draw:text-style-name="P5" svg:x1="1.535cm" svg:y1="10.014cm" svg:x2="3.856cm" svg:y2="10.014cm"><text:p text:style-name="P5"/><text:p text:style-name="P5"/><text:p text:style-name="P5">utilise</text:p></draw:line></text:p></draw:text-box></draw:frame></text:p>
      <text:p text:style-name="Standard"/>
      <text:p text:style-name="P4">Données de scène</text:p>
      <text:p text:style-name="P3"><draw:line text:anchor-type="paragraph" draw:z-index="33" draw:style-name="gr5" draw:text-style-name="P5" svg:x1="7.56cm" svg:y1="11.719cm" svg:x2="7.56cm" svg:y2="12.795cm"><text:p/></draw:line><draw:frame draw:style-name="fr1" draw:name="Cadre2" text:anchor-type="as-char" svg:width="16.3cm" draw:z-index="16"><draw:text-box fo:min-height="22.929cm"><text:p text:style-name="Frame_20_contents"><draw:g text:anchor-type="paragraph" draw:z-index="18" draw:style-name="gr2"><draw:frame draw:style-name="gr3" svg:width="4.49cm" svg:height="1.957cm" svg:x="4.965cm" svg:y="1.106cm"><draw:text-box><text:p text:style-name="P5">Camera</text:p><text:p/><text:p/><text:p><text:s/>GenererRayon()</text:p></draw:text-box></draw:frame><draw:line draw:style-name="gr4" draw:text-style-name="P5" svg:x1="4.965cm" svg:y1="1.836cm" svg:x2="9.454cm" svg:y2="1.836cm"><text:p/></draw:line><draw:line draw:style-name="gr4" draw:text-style-name="P5" svg:x1="4.965cm" svg:y1="2.295cm" svg:x2="9.454cm" svg:y2="2.295cm"><text:p/></draw:line></draw:g><draw:g text:anchor-type="paragraph" draw:z-index="22" draw:style-name="gr2"><draw:frame draw:style-name="gr3" svg:width="4.444cm" svg:height="1.957cm" svg:x="4.988cm" svg:y="3.484cm"><draw:text-box><text:p text:style-name="P5">Lumiere</text:p><text:p/><text:p/><text:p><text:s/>CalculerEclairement()</text:p></draw:text-box></draw:frame><draw:line draw:style-name="gr4" draw:text-style-name="P5" svg:x1="4.988cm" svg:y1="4.214cm" svg:x2="9.431cm" svg:y2="4.214cm"><text:p/></draw:line><draw:line draw:style-name="gr4" draw:text-style-name="P5" svg:x1="4.988cm" svg:y1="4.673cm" svg:x2="9.431cm" svg:y2="4.673cm"><text:p/></draw:line></draw:g><draw:g text:anchor-type="paragraph" draw:z-index="25" draw:style-name="gr2"><draw:frame draw:style-name="gr3" svg:width="4.444cm" svg:height="2.433cm" svg:x="4.988cm" svg:y="5.93cm"><draw:text-box><text:p text:style-name="P5">Partitionnement</text:p><text:p/><text:p/><text:p><text:s/>Visibilite()</text:p><text:p><text:s/>Intersection()</text:p></draw:text-box></draw:frame><draw:line draw:style-name="gr4" draw:text-style-name="P5" svg:x1="4.988cm" svg:y1="6.66cm" svg:x2="9.431cm" svg:y2="6.66cm"><text:p/></draw:line><draw:line draw:style-name="gr4" draw:text-style-name="P5" svg:x1="4.988cm" svg:y1="7.119cm" svg:x2="9.431cm" svg:y2="7.119cm"><text:p/></draw:line></draw:g><draw:g text:anchor-type="paragraph" draw:z-index="29" draw:style-name="gr2"><draw:frame draw:style-name="gr3" svg:width="4.444cm" svg:height="1.957cm" svg:x="4.988cm" svg:y="9.52cm"><draw:text-box><text:p text:style-name="P5">Primitive</text:p><text:p/><text:p/><text:p><text:s/>CalculerIntersection()</text:p></draw:text-box></draw:frame><draw:line draw:style-name="gr4" draw:text-style-name="P5" svg:x1="4.988cm" svg:y1="10.25cm" svg:x2="9.431cm" svg:y2="10.25cm"><text:p/></draw:line><draw:line draw:style-name="gr4" draw:text-style-name="P5" svg:x1="4.988cm" svg:y1="10.709cm" svg:x2="9.431cm" svg:y2="10.709cm"><text:p/></draw:line></draw:g><draw:g text:anchor-type="paragraph" draw:z-index="32" draw:style-name="gr2"><draw:frame draw:style-name="gr3" svg:width="4.444cm" svg:height="1.957cm" svg:x="4.988cm" svg:y="12.584cm"><draw:text-box><text:p text:style-name="P5">Materiau</text:p><text:p/><text:p/><text:p><text:s/>CalculerReflexion()</text:p></draw:text-box></draw:frame><draw:line draw:style-name="gr4" draw:text-style-name="P5" svg:x1="4.988cm" svg:y1="13.314cm" svg:x2="9.431cm" svg:y2="13.314cm"><text:p/></draw:line><draw:line draw:style-name="gr4" draw:text-style-name="P5" svg:x1="4.988cm" svg:y1="13.774cm" svg:x2="9.431cm" svg:y2="13.774cm"><text:p/></draw:line></draw:g><draw:g text:anchor-type="paragraph" draw:z-index="36" draw:style-name="gr2"><draw:frame draw:style-name="gr3" svg:width="4.444cm" svg:height="1.957cm" svg:x="4.988cm" svg:y="15.706cm"><draw:text-box><text:p text:style-name="P5">Texture</text:p><text:p/><text:p/><text:p><text:s/>CalculerCouleur()</text:p></draw:text-box></draw:frame><draw:line draw:style-name="gr4" draw:text-style-name="P5" svg:x1="4.988cm" svg:y1="16.436cm" svg:x2="9.431cm" svg:y2="16.436cm"><text:p/></draw:line><draw:line draw:style-name="gr4" draw:text-style-name="P5" svg:x1="4.988cm" svg:y1="16.895cm" svg:x2="9.431cm" svg:y2="16.895cm"><text:p/></draw:line></draw:g><draw:frame text:anchor-type="paragraph" draw:z-index="17" draw:style-name="gr1" draw:text-style-name="P5" svg:width="4.439cm" svg:height="0.777cm" svg:x="11.247cm" svg:y="1.099cm"><draw:text-box><text:p text:style-name="P5">CameraPinhole</text:p></draw:text-box></draw:frame><draw:frame text:anchor-type="paragraph" draw:z-index="19" draw:style-name="gr1" draw:text-style-name="P5" svg:width="3.59cm" svg:height="0.777cm" svg:x="0.402cm" svg:y="0.418cm"><draw:text-box><text:p text:style-name="P5">Scene</text:p></draw:text-box></draw:frame><draw:line text:anchor-type="paragraph" draw:z-index="20" draw:style-name="gr7" draw:text-style-name="P5" svg:x1="0.796cm" svg:y1="21.869cm" svg:x2="3.117cm" svg:y2="21.869cm"><text:p text:style-name="P5"/><text:p text:style-name="P5"/><text:p text:style-name="P5">utilise</text:p></draw:line><draw:line text:anchor-type="paragraph" draw:z-index="21" draw:style-name="gr8" draw:text-style-name="P5" svg:x1="2.258cm" svg:y1="1.194cm" svg:x2="2.258cm" svg:y2="18.679cm"><text:p/></draw:line><draw:frame text:anchor-type="paragraph" draw:z-index="23" draw:style-name="gr1" draw:text-style-name="P5" svg:width="4.439cm" svg:height="0.777cm" svg:x="11.247cm" svg:y="3.429cm"><draw:text-box><text:p text:style-name="P5">LumierePoint</text:p></draw:text-box></draw:frame><draw:line text:anchor-type="paragraph" draw:z-index="24" draw:style-name="gr9" draw:text-style-name="P5" svg:x1="3.958cm" svg:y1="21.869cm" svg:x2="6.279cm" svg:y2="21.869cm"><text:p text:style-name="P5"/><text:p text:style-name="P5"/><text:p text:style-name="P5">dérive de</text:p></draw:line><draw:line text:anchor-type="paragraph" draw:z-index="26" draw:style-name="gr5" draw:text-style-name="P5" svg:x1="11.247cm" svg:y1="17.309cm" svg:x2="9.428cm" svg:y2="18.584cm"><text:p/></draw:line><draw:line text:anchor-type="paragraph" draw:z-index="27" draw:style-name="gr5" draw:text-style-name="P5" svg:x1="7.209cm" svg:y1="8.416cm" svg:x2="7.209cm" svg:y2="9.492cm"><text:p/></draw:line><draw:frame text:anchor-type="paragraph" draw:z-index="28" draw:style-name="gr1" draw:text-style-name="P5" svg:width="4.439cm" svg:height="0.777cm" svg:x="11.247cm" svg:y="9.377cm"><draw:text-box><text:p text:style-name="P5">PrimitiveSphere</text:p></draw:text-box></draw:frame><draw:frame text:anchor-type="paragraph" draw:z-index="30" draw:style-name="gr1" draw:text-style-name="P5" svg:width="4.439cm" svg:height="0.777cm" svg:x="11.247cm" svg:y="5.886cm"><draw:text-box><text:p text:style-name="P5">PartitionnementUnitaire</text:p></draw:text-box></draw:frame><draw:frame text:anchor-type="paragraph" draw:z-index="31" draw:style-name="gr1" draw:text-style-name="P5" svg:width="4.439cm" svg:height="0.777cm" svg:x="11.247cm" svg:y="10.493cm"><draw:text-box><text:p text:style-name="P5">PrimitiveTriangle</text:p></draw:text-box></draw:frame><draw:frame text:anchor-type="paragraph" draw:z-index="34" draw:style-name="gr1" draw:text-style-name="P5" svg:width="4.439cm" svg:height="0.777cm" svg:x="11.247cm" svg:y="12.383cm"><draw:text-box><text:p text:style-name="P5">MateriauPhong</text:p></draw:text-box></draw:frame><draw:frame text:anchor-type="paragraph" draw:z-index="35" draw:style-name="gr1" draw:text-style-name="P5" svg:width="4.439cm" svg:height="0.777cm" svg:x="11.247cm" svg:y="14.101cm"><draw:text-box><text:p text:style-name="P5">MateriauMiroir</text:p></draw:text-box></draw:frame><draw:line text:anchor-type="paragraph" draw:z-index="37" draw:style-name="gr5" draw:text-style-name="P5" svg:x1="7.209cm" svg:y1="14.582cm" svg:x2="7.209cm" svg:y2="15.658cm"><text:p/></draw:line><draw:frame text:anchor-type="paragraph" draw:z-index="38" draw:style-name="gr1" draw:text-style-name="P5" svg:width="4.439cm" svg:height="0.777cm" svg:x="11.247cm" svg:y="15.542cm"><draw:text-box><text:p text:style-name="P5">TextureCouleur</text:p></draw:text-box></draw:frame><draw:frame text:anchor-type="paragraph" draw:z-index="39" draw:style-name="gr1" draw:text-style-name="P5" svg:width="4.439cm" svg:height="0.777cm" svg:x="11.247cm" svg:y="16.845cm"><draw:text-box><text:p text:style-name="P5">TextureImage</text:p></draw:text-box></draw:frame><draw:frame text:anchor-type="paragraph" draw:z-index="40" draw:style-name="gr1" draw:text-style-name="P5" svg:width="4.439cm" svg:height="0.777cm" svg:x="4.99cm" svg:y="18.286cm"><draw:text-box><text:p text:style-name="P5">Image</text:p></draw:text-box></draw:frame><draw:line text:anchor-type="paragraph" draw:z-index="41" draw:style-name="gr5" draw:text-style-name="P5" svg:x1="2.258cm" svg:y1="18.68cm" svg:x2="5.004cm" svg:y2="18.682cm"><text:p/></draw:line><draw:line text:anchor-type="paragraph" draw:z-index="42" draw:style-name="gr5" draw:text-style-name="P5" svg:x1="2.258cm" svg:y1="9.88cm" svg:x2="5.004cm" svg:y2="9.882cm"><text:p/></draw:line><draw:line text:anchor-type="paragraph" draw:z-index="43" draw:style-name="gr5" draw:text-style-name="P5" svg:x1="2.258cm" svg:y1="3.844cm" svg:x2="5.004cm" svg:y2="3.846cm"><text:p/></draw:line><draw:line text:anchor-type="paragraph" draw:z-index="44" draw:style-name="gr5" draw:text-style-name="P5" svg:x1="2.258cm" svg:y1="6.287cm" svg:x2="5.004cm" svg:y2="6.289cm"><text:p/></draw:line><draw:line text:anchor-type="paragraph" draw:z-index="45" draw:style-name="gr5" draw:text-style-name="P5" svg:x1="2.258cm" svg:y1="12.898cm" svg:x2="5.004cm" svg:y2="12.9cm"><text:p/></draw:line><draw:line text:anchor-type="paragraph" draw:z-index="46" draw:style-name="gr5" draw:text-style-name="P5" svg:x1="2.242cm" svg:y1="15.984cm" svg:x2="4.988cm" svg:y2="15.986cm"><text:p/></draw:line><draw:line text:anchor-type="paragraph" draw:z-index="47" draw:style-name="gr5" draw:text-style-name="P5" svg:x1="2.258cm" svg:y1="1.563cm" svg:x2="5.004cm" svg:y2="1.565cm"><text:p/></draw:line><draw:line text:anchor-type="paragraph" draw:z-index="48" draw:style-name="gr10" draw:text-style-name="P5" svg:x1="11.246cm" svg:y1="1.476cm" svg:x2="9.454cm" svg:y2="1.476cm"><text:p/></draw:line><draw:line text:anchor-type="paragraph" draw:z-index="49" draw:style-name="gr10" draw:text-style-name="P5" svg:x1="11.246cm" svg:y1="3.794cm" svg:x2="9.454cm" svg:y2="3.794cm"><text:p/></draw:line><draw:line text:anchor-type="paragraph" draw:z-index="50" draw:style-name="gr10" draw:text-style-name="P5" svg:x1="11.246cm" svg:y1="6.257cm" svg:x2="9.454cm" svg:y2="6.257cm"><text:p/></draw:line><draw:line text:anchor-type="paragraph" draw:z-index="51" draw:style-name="gr10" draw:text-style-name="P5" svg:x1="11.246cm" svg:y1="9.85cm" svg:x2="9.454cm" svg:y2="9.85cm"><text:p/></draw:line><draw:line text:anchor-type="paragraph" draw:z-index="52" draw:style-name="gr10" draw:text-style-name="P5" svg:x1="11.246cm" svg:y1="10.871cm" svg:x2="9.454cm" svg:y2="10.871cm"><text:p/></draw:line><draw:line text:anchor-type="paragraph" draw:z-index="53" draw:style-name="gr10" draw:text-style-name="P5" svg:x1="11.246cm" svg:y1="12.809cm" svg:x2="9.454cm" svg:y2="12.809cm"><text:p/></draw:line><draw:line text:anchor-type="paragraph" draw:z-index="54" draw:style-name="gr10" draw:text-style-name="P5" svg:x1="13.46cm" svg:y1="14.119cm" svg:x2="13.46cm" svg:y2="13.159cm"><text:p/></draw:line><draw:line text:anchor-type="paragraph" draw:z-index="55" draw:style-name="gr10" draw:text-style-name="P5" svg:x1="11.224cm" svg:y1="17.085cm" svg:x2="9.432cm" svg:y2="17.085cm"><text:p/></draw:line><draw:line text:anchor-type="paragraph" draw:z-index="56" draw:style-name="gr10" draw:text-style-name="P5" svg:x1="11.224cm" svg:y1="15.972cm" svg:x2="9.432cm" svg:y2="15.972cm"><text:p/></draw:line><draw:frame text:anchor-type="paragraph" draw:z-index="57" draw:style-name="gr1" draw:text-style-name="P5" svg:width="4.439cm" svg:height="0.777cm" svg:x="0.612cm" svg:y="20.031cm"><draw:text-box><text:p text:style-name="P5">Eclairement</text:p></draw:text-box></draw:frame><draw:frame text:anchor-type="paragraph" draw:z-index="58" draw:style-name="gr1" draw:text-style-name="P5" svg:width="4.439cm" svg:height="0.777cm" svg:x="5.909cm" svg:y="20.032cm"><draw:text-box><text:p text:style-name="P5">Intersection</text:p></draw:text-box></draw:frame><draw:frame text:anchor-type="paragraph" draw:z-index="59" draw:style-name="gr1" draw:text-style-name="P5" svg:width="4.439cm" svg:height="0.777cm" svg:x="11.139cm" svg:y="20.032cm"><draw:text-box><text:p text:style-name="P5">Rayon</text:p></draw:text-box></draw:frame>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DEHOS</meta:initial-creator>
    <meta:creation-date>2011-01-03T21:08:25</meta:creation-date>
    <dc:date>2011-01-17T09:02:48</dc:date>
    <dc:creator>Antoine Vacavant</dc:creator>
    <meta:editing-duration>PT01H06M18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2" meta:paragraph-count="5" meta:word-count="10" meta:character-count="76"/>
  </office:meta>
</office:document-meta>
</file>